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Resource( boolean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Var( String name , String value , String j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.getBu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Bundle( String bun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Var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.setJsType( String j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getJ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is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